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Noklusējuma_5f_1">
      <style:graphic-properties svg:stroke-width="0.1cm" svg:stroke-color="#000000" draw:marker-start-width="0.95cm" draw:marker-end-width="0.95cm" draw:fill-color="#ffffff" draw:textarea-horizontal-align="justify" draw:textarea-vertical-align="middle" draw:auto-grow-height="false" fo:min-height="1.415cm" fo:min-width="9.65cm" fo:padding-top="0.175cm" fo:padding-bottom="0.175cm" fo:padding-left="0.3cm" fo:padding-right="0.3cm" loext:decorative="false"/>
    </style:style>
    <style:style style:name="gr3" style:family="graphic" style:parent-style-name="Noklusējuma_5f_1">
      <style:graphic-properties svg:stroke-color="#000000" draw:fill-color="#ffffff" draw:textarea-horizontal-align="justify" draw:textarea-vertical-align="middle" draw:auto-grow-height="false" fo:min-height="0.968cm" fo:min-width="5.389cm" loext:decorative="false"/>
    </style:style>
    <style:style style:name="gr4" style:family="graphic" style:parent-style-name="Noklusējuma_5f_1">
      <style:graphic-properties draw:fill-color="#ccff00" draw:textarea-horizontal-align="justify" draw:textarea-vertical-align="middle" draw:auto-grow-height="false" fo:min-height="0.377cm" fo:min-width="0.362cm" loext:decorative="false"/>
    </style:style>
    <style:style style:name="gr5" style:family="graphic" style:parent-style-name="Noklusējuma_5f_1">
      <style:graphic-properties svg:stroke-width="0.1cm" svg:stroke-color="#000000" draw:marker-start-width="0.8cm" draw:marker-end-width="0.8cm" draw:fill-color="#ffffff" draw:textarea-horizontal-align="justify" draw:textarea-vertical-align="middle" draw:auto-grow-height="false" fo:min-height="1.415cm" fo:min-width="9.65cm" fo:padding-top="0.175cm" fo:padding-bottom="0.175cm" fo:padding-left="0.3cm" fo:padding-right="0.3cm" loext:decorative="false"/>
    </style:style>
    <style:style style:name="gr6" style:family="graphic" style:parent-style-name="Noklusējuma_5f_1">
      <style:graphic-properties svg:stroke-color="#000000" draw:fill-color="#ffffff" draw:textarea-horizontal-align="justify" draw:textarea-vertical-align="middle" draw:auto-grow-height="false" fo:min-height="0.941cm" fo:min-width="5.388cm" loext:decorative="false"/>
    </style:style>
    <style:style style:name="gr7" style:family="graphic" style:parent-style-name="Noklusējuma_5f_1">
      <style:graphic-properties draw:fill-color="#ccff00" draw:textarea-horizontal-align="justify" draw:textarea-vertical-align="middle" draw:auto-grow-height="false" fo:min-height="0.377cm" fo:min-width="0.47cm" loext:decorative="false"/>
    </style:style>
    <style:style style:name="gr8" style:family="graphic" style:parent-style-name="Noklusējuma_5f_1">
      <style:graphic-properties svg:stroke-width="0.1cm" svg:stroke-color="#000000" draw:marker-start-width="0.65cm" draw:marker-end-width="0.65cm" draw:fill-color="#ffffff" draw:textarea-horizontal-align="justify" draw:textarea-vertical-align="middle" draw:auto-grow-height="false" fo:min-height="1.415cm" fo:min-width="9.65cm" fo:padding-top="0.175cm" fo:padding-bottom="0.175cm" fo:padding-left="0.3cm" fo:padding-right="0.3cm" loext:decorative="false"/>
    </style:style>
    <style:style style:name="gr9" style:family="graphic" style:parent-style-name="Noklusējuma_5f_1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9.65cm" fo:min-width="20.2cm" fo:padding-top="0.125cm" fo:padding-bottom="0.125cm" fo:padding-left="0.25cm" fo:padding-right="0.25cm" loext:decorative="false"/>
    </style:style>
    <style:style style:name="gr10" style:family="graphic" style:parent-style-name="Noklusējuma_5f_1">
      <style:graphic-properties draw:stroke="none" svg:stroke-color="#000000" draw:fill="none" draw:fill-color="#ffffff" draw:textarea-horizontal-align="left" draw:auto-grow-height="true" draw:auto-grow-width="false" fo:min-height="0.472cm" fo:min-width="6.16cm" loext:decorative="false"/>
      <style:paragraph-properties style:writing-mode="lr-tb"/>
    </style:style>
    <style:style style:name="gr11" style:family="graphic" style:parent-style-name="Noklusējuma_5f_1">
      <style:graphic-properties draw:stroke="none" draw:fill="none" fo:min-height="1.571cm" loext:decorative="false"/>
      <style:paragraph-properties style:writing-mode="lr-tb"/>
    </style:style>
    <style:style style:name="gr12" style:family="graphic" style:parent-style-name="Noklusējuma_5f_1">
      <style:graphic-properties draw:stroke="solid" svg:stroke-color="#000000" draw:fill="none" fo:min-height="3.763cm" loext:decorative="false"/>
      <style:paragraph-properties style:writing-mode="lr-tb"/>
    </style:style>
    <style:style style:name="gr13" style:family="graphic" style:parent-style-name="Noklusējuma_5f_1">
      <style:graphic-properties draw:stroke="solid" svg:stroke-width="0.1cm" svg:stroke-color="#000000" draw:marker-start-width="0.5cm" draw:marker-end-width="0.5cm" draw:fill="solid" draw:fill-color="#ffffff" fo:min-height="4.208cm" fo:padding-top="0.175cm" fo:padding-bottom="0.175cm" fo:padding-left="0.3cm" fo:padding-right="0.3cm" loext:decorative="false"/>
      <style:paragraph-properties style:writing-mode="lr-tb"/>
    </style:style>
    <style:style style:name="gr14" style:family="graphic" style:parent-style-name="Noklusējuma_5f_1">
      <style:graphic-properties draw:stroke="none" draw:fill="none" fo:min-height="1.005cm" loext:decorative="false"/>
      <style:paragraph-properties style:writing-mode="lr-tb"/>
    </style:style>
    <style:style style:name="gr15" style:family="graphic" style:parent-style-name="Noklusējuma_5f_1">
      <style:graphic-properties draw:stroke="none" draw:fill="none" fo:min-height="0.472cm" loext:decorative="false"/>
      <style:paragraph-properties style:writing-mode="lr-tb"/>
    </style:style>
    <style:style style:name="gr16" style:family="graphic" style:parent-style-name="Noklusējuma_5f_1">
      <style:graphic-properties draw:stroke="solid" svg:stroke-color="#000000" draw:fill="solid" draw:fill-color="#ffffff" fo:min-height="0.471cm" loext:decorative="false"/>
      <style:paragraph-properties style:writing-mode="lr-tb"/>
    </style:style>
    <style:style style:name="gr17" style:family="graphic" style:parent-style-name="Noklusējuma_5f_1">
      <style:graphic-properties svg:stroke-color="#000000" draw:fill-color="#ffffff" draw:textarea-horizontal-align="justify" draw:textarea-vertical-align="middle" draw:auto-grow-height="false" fo:min-height="1.065cm" fo:min-width="6.032cm" loext:decorative="false"/>
      <style:paragraph-properties style:writing-mode="lr-tb"/>
    </style:style>
    <style:style style:name="gr18" style:family="graphic" style:parent-style-name="Noklusējuma_5f_1">
      <style:graphic-properties draw:fill-color="#ccff00" draw:textarea-horizontal-align="justify" draw:textarea-vertical-align="middle" draw:auto-grow-height="false" fo:min-height="0.935cm" fo:min-width="1.412cm" loext:decorative="false"/>
      <style:paragraph-properties style:writing-mode="lr-tb"/>
    </style:style>
    <style:style style:name="gr19" style:family="graphic" style:parent-style-name="Objekts_20_bez_20_aizpildījuma_5f_1">
      <style:graphic-properties svg:stroke-width="0.1cm" svg:stroke-color="#ff3333" draw:marker-start-width="0.5cm" draw:marker-end="Arrow" draw:marker-end-width="0.5cm" draw:fill="none" draw:textarea-vertical-align="middle" fo:padding-top="0.175cm" fo:padding-bottom="0.175cm" fo:padding-left="0.3cm" fo:padding-right="0.3cm" loext:decorative="false"/>
    </style:style>
    <style:style style:name="gr20" style:family="graphic" style:parent-style-name="Noklusējuma_5f_1">
      <style:graphic-properties draw:stroke="none" svg:stroke-color="#000000" draw:fill="none" draw:fill-color="#ffffff" draw:textarea-horizontal-align="left" draw:auto-grow-height="true" draw:auto-grow-width="false" fo:min-height="1.005cm" fo:min-width="0cm" loext:decorative="false"/>
      <style:paragraph-properties style:writing-mode="lr-tb"/>
    </style:style>
    <style:style style:name="gr21" style:family="graphic" style:parent-style-name="Noklusējuma_5f_1">
      <style:graphic-properties draw:stroke="none" svg:stroke-color="#000000" draw:fill="none" draw:fill-color="#ffffff" draw:textarea-horizontal-align="left" draw:auto-grow-height="true" draw:auto-grow-width="false" fo:min-height="0.472cm" fo:min-width="0cm" loext:decorative="false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686cm" fo:min-width="9.933cm" loext:decorative="false"/>
      <style:paragraph-properties style:writing-mode="lr-tb"/>
    </style:style>
    <style:style style:name="gr23" style:family="graphic" style:parent-style-name="standard">
      <style:graphic-properties draw:fill-color="#ccff00" draw:textarea-horizontal-align="justify" draw:textarea-vertical-align="middle" draw:auto-grow-height="false" fo:min-height="1.727cm" fo:min-width="3.776cm" loext:decorative="false"/>
      <style:paragraph-properties style:writing-mode="lr-tb"/>
    </style:style>
    <style:style style:name="gr2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24cm" fo:min-width="9.579cm" fo:padding-top="0.175cm" fo:padding-bottom="0.175cm" fo:padding-left="0.3cm" fo:padding-right="0.3cm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99ff66" draw:textarea-horizontal-align="justify" draw:textarea-vertical-align="middle" draw:auto-grow-height="false" fo:min-height="0.572cm" fo:min-width="2.757cm" loext:decorative="false"/>
      <style:paragraph-properties style:writing-mode="lr-tb"/>
    </style:style>
    <style:style style:name="gr26" style:family="graphic" style:parent-style-name="standard">
      <style:graphic-properties svg:stroke-color="#000000" draw:fill-color="#99ff66" draw:textarea-horizontal-align="justify" draw:textarea-vertical-align="middle" draw:auto-grow-height="false" fo:min-height="0.572cm" fo:min-width="2.43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fo:min-height="0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ffffff" draw:fill="none" fo:min-height="0cm" fo:min-width="0cm" loext:decorative="false"/>
      <style:paragraph-properties style:writing-mode="lr-tb"/>
    </style:style>
    <style:style style:name="gr29" style:family="graphic" style:parent-style-name="standard">
      <style:graphic-properties svg:stroke-color="#ffffff" draw:fill="none" fo:min-height="0cm" fo:min-width="0cm" loext:decorative="false"/>
      <style:paragraph-properties style:writing-mode="lr-tb"/>
    </style:style>
    <style:style style:name="gr30" style:family="graphic" style:parent-style-name="objectwithoutfill">
      <style:graphic-properties svg:stroke-width="0.1cm" svg:stroke-color="#ff3333" draw:marker-start-width="0.5cm" draw:marker-end="Arrow" draw:marker-end-width="0.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standard">
      <style:graphic-properties draw:stroke="none" svg:stroke-color="#ffffff" draw:fill="solid" draw:fill-color="#ffffff" fo:min-height="0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ff0000" draw:fill="solid" draw:fill-color="#ffffff" draw:fill-image-width="0cm" draw:fill-image-height="0cm" fo:min-height="0cm" fo:min-width="0cm" loext:decorative="false"/>
      <style:paragraph-properties style:writing-mode="lr-tb"/>
    </style:style>
    <style:style style:name="pr1" style:family="presentation" style:parent-style-name="JTM-title">
      <style:graphic-properties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fo:min-height="1.388cm" loext:decorative="false"/>
      <style:paragraph-properties style:writing-mode="lr-tb"/>
    </style:style>
    <style:style style:name="pr4" style:family="presentation" style:parent-style-name="JTM-outline1">
      <style:graphic-properties fo:min-height="16.006cm" loext:decorative="false"/>
      <style:paragraph-properties style:writing-mode="lr-tb"/>
    </style:style>
    <style:style style:name="pr5" style:family="presentation" style:parent-style-name="JTM-title" style:list-style-name="L4">
      <style:graphic-properties fo:min-height="10.841cm" loext:decorative="false"/>
      <style:paragraph-properties style:writing-mode="lr-tb"/>
    </style:style>
    <style:style style:name="P1" style:family="paragraph">
      <loext:graphic-properties draw:fill-color="#ffffff"/>
      <style:text-properties fo:font-size="28.1000003814697pt"/>
    </style:style>
    <style:style style:name="P2" style:family="paragraph">
      <style:text-properties style:font-name="DejaVu Sans Mono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cc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3.5pt"/>
    </style:style>
    <style:style style:name="P9" style:family="paragraph">
      <loext:graphic-properties draw:fill="none" draw:fill-color="#ffffff"/>
      <style:text-properties fo:font-size="13.5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  <style:text-properties fo:font-size="13.5pt"/>
    </style:style>
    <style:style style:name="P12" style:family="paragraph">
      <loext:graphic-properties draw:fill="none"/>
      <style:paragraph-properties fo:text-align="start"/>
      <style:text-properties fo:font-size="13.5pt"/>
    </style:style>
    <style:style style:name="P13" style:family="paragraph">
      <loext:graphic-properties draw:fill="solid" draw:fill-color="#ffffff"/>
      <style:paragraph-properties fo:text-align="start"/>
      <style:text-properties fo:font-size="13.5pt"/>
    </style:style>
    <style:style style:name="P14" style:family="paragraph">
      <style:paragraph-properties fo:text-align="center"/>
      <style:text-properties fo:font-size="13.5pt"/>
    </style:style>
    <style:style style:name="P15" style:family="paragraph">
      <loext:graphic-properties draw:fill-color="#ffffff"/>
      <style:paragraph-properties fo:text-align="center"/>
      <style:text-properties fo:font-size="13.5pt"/>
    </style:style>
    <style:style style:name="P16" style:family="paragraph">
      <style:paragraph-properties fo:margin-left="0cm" fo:margin-right="0cm" fo:text-align="center" fo:text-indent="0cm"/>
      <style:text-properties fo:font-size="13.5pt"/>
    </style:style>
    <style:style style:name="P17" style:family="paragraph">
      <loext:graphic-properties draw:fill-color="#ccff00"/>
      <style:paragraph-properties fo:margin-left="0cm" fo:margin-right="0cm" fo:text-align="center" fo:text-indent="0cm"/>
      <style:text-properties fo:font-size="13.5pt"/>
    </style:style>
    <style:style style:name="P18" style:family="paragraph">
      <style:paragraph-properties fo:margin-top="0.9cm" fo:margin-bottom="0.9cm" fo:text-align="start"/>
    </style:style>
    <style:style style:name="P19" style:family="paragraph">
      <style:paragraph-properties fo:margin-top="0.9cm" fo:margin-bottom="0.9cm" fo:text-align="start"/>
      <style:text-properties fo:color="#000000" loext:opacity="100%" style:text-outline="false" style:text-line-through-style="none" style:text-line-through-type="none" style:font-name="Liberation Sans1" fo:font-size="46.7999992370606pt" fo:font-style="normal" fo:text-shadow="none" style:text-underline-style="none" fo:font-weight="bold" style:letter-kerning="true" style:font-name-asian="WenQuanYi Micro Hei1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text-properties fo:font-size="13.5pt"/>
    </style:style>
    <style:style style:name="P21" style:family="paragraph">
      <loext:graphic-properties draw:fill="none" draw:fill-color="#ffffff"/>
      <style:text-properties fo:color="#ff3333" loext:opacity="100%" fo:font-size="13.5pt"/>
    </style:style>
    <style:style style:name="P22" style:family="paragraph">
      <loext:graphic-properties draw:fill-color="#ccff00"/>
      <style:paragraph-properties fo:text-align="center"/>
      <style:text-properties fo:font-size="13.5pt"/>
    </style:style>
    <style:style style:name="P23" style:family="paragraph">
      <loext:graphic-properties draw:fill-color="#ffffff"/>
      <style:paragraph-properties fo:text-align="center"/>
      <style:text-properties fo:font-size="13.5pt" fo:font-weight="bold" style:font-weight-asian="bold" style:font-weight-complex="bold"/>
    </style:style>
    <style:style style:name="P24" style:family="paragraph">
      <loext:graphic-properties draw:fill-color="#99ff66"/>
      <style:paragraph-properties fo:text-align="center"/>
      <style:text-properties fo:font-size="13.5pt"/>
    </style:style>
    <style:style style:name="P25" style:family="paragraph">
      <loext:graphic-properties draw:fill="none"/>
      <style:paragraph-properties fo:text-align="center"/>
      <style:text-properties fo:font-size="13.5pt" fo:font-weight="bold" style:font-weight-asian="bold" style:font-weight-complex="bold"/>
    </style:style>
    <style:style style:name="P26" style:family="paragraph">
      <loext:graphic-properties draw:fill="solid" draw:fill-color="#ffffff"/>
      <style:paragraph-properties fo:text-align="center"/>
      <style:text-properties fo:font-size="13.5pt" fo:font-weight="normal" style:font-weight-asian="normal" style:font-weight-complex="normal"/>
    </style:style>
    <style:style style:name="P27" style:family="paragraph">
      <loext:graphic-properties draw:fill="solid" draw:fill-color="#ffffff" draw:fill-image-width="0cm" draw:fill-image-height="0cm"/>
      <style:paragraph-properties fo:text-align="center"/>
      <style:text-properties fo:font-size="13.5pt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654300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3" style:family="text">
      <style:text-properties fo:color="#000000" loext:opacity="100%" style:font-name="DejaVu Sans Mono" fo:font-size="32pt" fo:language="en" fo:country="US" style:font-name-asian="Liberation Mono" style:font-size-asian="32pt" style:font-size-complex="32pt"/>
    </style:style>
    <style:style style:name="T4" style:family="text">
      <style:text-properties fo:color="#007800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5" style:family="text">
      <style:text-properties fo:color="#0000cc" loext:opacity="100%" style:font-name="DejaVu Sans Mono" fo:font-size="32pt" fo:language="en" fo:country="US" style:font-name-asian="Liberation Mono" style:font-size-asian="32pt" style:font-size-complex="32pt"/>
    </style:style>
    <style:style style:name="T6" style:family="text">
      <style:text-properties style:font-name="DejaVu Sans Mono" fo:language="en" fo:country="US" style:font-name-asian="Liberation Mono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Liberation Sans1" fo:font-size="18pt" style:letter-kerning="true" style:font-name-asian="WenQuanYi Micro Hei1" style:font-size-asian="18pt" style:font-name-complex="Lohit Hindi" style:font-size-complex="18pt"/>
    </style:style>
    <style:style style:name="T18" style:family="text">
      <style:text-properties fo:color="#000000" loext:opacity="100%" style:text-outline="false" style:text-line-through-style="none" style:text-line-through-type="none" style:font-name="Liberation Sans1" fo:font-size="46.7999992370606pt" fo:font-style="normal" fo:text-shadow="none" style:text-underline-style="none" fo:font-weight="bold" style:letter-kerning="true" style:font-name-asian="WenQuanYi Micro Hei1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ans1" fo:font-size="46.7999992370606pt" fo:font-style="normal" fo:text-shadow="none" style:text-underline-style="solid" style:text-underline-width="auto" style:text-underline-color="font-color" fo:font-weight="bold" style:letter-kerning="true" style:font-name-asian="WenQuanYi Micro Hei1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3333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1.849cm" svg:x="1.2cm" svg:y="6.45cm" presentation:class="title" presentation:user-transformed="true">
          <draw:text-box>
            <text:p>ChatServer no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388cm" svg:x="1.4cm" svg:y="0.858cm" presentation:class="title" presentation:user-transformed="true">
          <draw:text-box>
            <text:list text:style-name="L1">
              <text:list-header>
                <text:p><text:span text:style-name="T1">Supporting Multiple Clients</text:span></text:p>
              </text:list-header>
            </text:list>
          </draw:text-box>
        </draw:frame>
        <draw:frame presentation:style-name="pr4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The two basic approaches to deal with multiple clients are</text:span></text:p>
              </text:list-item>
              <text:list-item>
                <text:p><text:span text:style-name="T1">Easier approach — create new thread after successful creation of client socket:</text:span><text:span text:style-name="T1"><text:line-break/></text:span><text:span text:style-name="T2"><text:line-break/></text:span><text:span text:style-name="T3">run() {</text:span><text:span text:style-name="T3"><text:line-break/></text:span><text:span text:style-name="T3"> <text:s/></text:span><text:span text:style-name="T4">while</text:span><text:span text:style-name="T3"> (</text:span><text:span text:style-name="T4">true</text:span><text:span text:style-name="T3">) {</text:span><text:span text:style-name="T3"><text:line-break/></text:span><text:span text:style-name="T3"> <text:s text:c="3"/>Socket socket = serverSocket.</text:span><text:span text:style-name="T5">accept</text:span><text:span text:style-name="T3">();</text:span><text:span text:style-name="T3"><text:line-break/></text:span><text:span text:style-name="T3"> <text:s text:c="3"/>// create a new thread to deal with the next client;</text:span><text:span text:style-name="T3"><text:line-break/></text:span><text:span text:style-name="T3"> <text:s text:c="3"/>// deal with current client</text:span><text:span text:style-name="T3"><text:line-break/></text:span><text:span text:style-name="T3"> <text:s/>}</text:span><text:span text:style-name="T3"><text:line-break/></text:span><text:span text:style-name="T3">}</text:span><text:span text:style-name="T3"><text:line-break/></text:span><text:span text:style-name="T3"/></text:p>
              </text:list-item>
              <text:list-item>
                <text:p><text:span text:style-name="T1">More complicated, low latency approach — create competing threads before, which try to get client socket from shared serverSocket:</text:span></text:p>
                <text:p><text:span text:style-name="T6">// create concurrent threads and start them</text:span><text:span text:style-name="T1"> </text:span></text:p>
                <text:p><text:span text:style-name="T3">run() {</text:span><text:span text:style-name="T3"><text:line-break/></text:span><text:span text:style-name="T3"> <text:s/></text:span><text:span text:style-name="T4">while</text:span><text:span text:style-name="T3"> (</text:span><text:span text:style-name="T4">true</text:span><text:span text:style-name="T3">) {</text:span><text:span text:style-name="T3"><text:line-break/></text:span><text:span text:style-name="T3"> <text:s text:c="3"/>Socket socket = serverSocket.</text:span><text:span text:style-name="T5">accept</text:span><text:span text:style-name="T3">();</text:span><text:span text:style-name="T3"><text:line-break/></text:span><text:span text:style-name="T3"> <text:s text:c="3"/>// deal with the current client</text:span><text:span text:style-name="T3"><text:line-break/></text:span><text:span text:style-name="T3"> <text:s/>}</text:span><text:span text:style-name="T3"><text:line-break/></text:span><text:span text:style-name="T3">}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1T19">
        <office:forms form:automatic-focus="false" form:apply-design-mode="false"/>
        <draw:custom-shape draw:style-name="gr2" draw:text-style-name="P4" draw:layer="layout" svg:width="10.25cm" svg:height="1.765cm" svg:x="9.589cm" svg:y="11.1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89cm" svg:height="1.218cm" svg:x="12.097cm" svg:y="13.3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722cm" svg:height="0.781cm" svg:x="14.278cm" svg:y="12.6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10.25cm" svg:height="1.765cm" svg:x="8.717cm" svg:y="10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888cm" svg:height="1.191cm" svg:x="10.571cm" svg:y="13.5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939cm" svg:height="0.781cm" svg:x="12.661cm" svg:y="12.6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4" draw:layer="layout" svg:width="10.25cm" svg:height="1.765cm" svg:x="7.299cm" svg:y="10.6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0.7cm" svg:height="9.9cm" svg:x="6.4cm" svg:y="0.6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6.66cm" svg:height="0.781cm" svg:x="6.919cm" svg:y="0.74cm">
          <draw:text-box>
            <text:p text:style-name="P8"><text:span text:style-name="T7">ChatServer</text:span><text:span text:style-name="T8"> class</text:span></text:p>
          </draw:text-box>
        </draw:frame>
        <draw:frame draw:style-name="gr11" draw:text-style-name="P10" draw:layer="layout" svg:width="5.984cm" svg:height="1.821cm" svg:x="7.05cm" svg:y="2.08cm">
          <draw:text-box>
            <text:p/>
          </draw:text-box>
        </draw:frame>
        <draw:frame draw:style-name="gr12" draw:text-style-name="P12" draw:layer="layout" svg:width="19.628cm" svg:height="5.351cm" svg:x="6.709cm" svg:y="1.459cm">
          <draw:text-box>
            <text:p text:style-name="P11"><text:span text:style-name="T9">Static structure:</text:span></text:p>
            <text:p text:style-name="P11"><text:span text:style-name="T10">connections</text:span><text:span text:style-name="T11"> — references to ChatServer objects </text:span></text:p>
            <text:p text:style-name="P11"><text:span text:style-name="T10">main()</text:span><text:span text:style-name="T12"> method:</text:span></text:p>
            <text:p text:style-name="P11"><text:span text:style-name="T12">1. Creates new </text:span><text:span text:style-name="T10">ServerSocket</text:span><text:span text:style-name="T12"> object</text:span></text:p>
            <text:p text:style-name="P11"><text:span text:style-name="T12">2. In infinite loop calls </text:span><text:span text:style-name="T10">accept()</text:span><text:span text:style-name="T12"> method for it</text:span></text:p>
            <text:p text:style-name="P11"><text:span text:style-name="T12">3. When </text:span><text:span text:style-name="T10">accept()</text:span><text:span text:style-name="T12"> succeds creates another </text:span><text:span text:style-name="T10">ChatServer</text:span><text:span text:style-name="T12"> object (passing got socket).</text:span></text:p>
            <text:p text:style-name="P11"><text:span text:style-name="T12">4. calls </text:span><text:span text:style-name="T10">start()</text:span><text:span text:style-name="T11"> for newly created thread</text:span></text:p>
          </draw:text-box>
        </draw:frame>
        <draw:frame draw:style-name="gr13" draw:text-style-name="P13" draw:layer="layout" svg:width="19.873cm" svg:height="6.078cm" svg:x="6.727cm" svg:y="5.684cm">
          <draw:text-box>
            <text:p text:style-name="P11"><text:span text:style-name="T9">Object structure:</text:span></text:p>
            <text:p text:style-name="P11"><text:span text:style-name="T10">ChatServer(socket) </text:span><text:span text:style-name="T11">constructor:</text:span></text:p>
            <text:p text:style-name="P11"><text:span text:style-name="T11">Uses passed </text:span><text:span text:style-name="T13">socket</text:span><text:span text:style-name="T11"> reference to add readers and writers</text:span></text:p>
            <text:p text:style-name="P11"><text:span text:style-name="T11">adds himself to connections list</text:span></text:p>
            <text:p text:style-name="P11"><text:span text:style-name="T11"/></text:p>
            <text:p text:style-name="P11"><text:span text:style-name="T10">run()</text:span><text:span text:style-name="T11"> method:</text:span></text:p>
            <text:p text:style-name="P11"><text:span text:style-name="T11">In infinite loop </text:span><text:span text:style-name="T14">reads</text:span><text:span text:style-name="T11"> from socket and calls <text:s/></text:span><text:span text:style-name="T10">sendMsg</text:span><text:span text:style-name="T11">(message) to all other </text:span><text:span text:style-name="T10">ChatServer</text:span><text:span text:style-name="T11"> objects from connections list and that </text:span><text:span text:style-name="T14">writes</text:span><text:span text:style-name="T11"> message into their sockets</text:span></text:p>
          </draw:text-box>
        </draw:frame>
        <draw:frame draw:style-name="gr14" draw:text-style-name="P12" draw:layer="layout" svg:width="4.231cm" svg:height="1.311cm" svg:x="7.539cm" svg:y="10.764cm">
          <draw:text-box>
            <text:p text:style-name="P11"><text:span text:style-name="T15">ChatServer </text:span><text:span text:style-name="T16">object</text:span></text:p>
          </draw:text-box>
        </draw:frame>
        <draw:frame draw:style-name="gr15" draw:text-style-name="P12" draw:layer="layout" svg:width="4.231cm" svg:height="0.781cm" svg:x="9.611cm" svg:y="11.529cm">
          <draw:text-box>
            <text:p text:style-name="P11"><text:span text:style-name="T15">read <text:s text:c="3"/>write</text:span></text:p>
          </draw:text-box>
        </draw:frame>
        <draw:frame draw:style-name="gr16" draw:text-style-name="P13" draw:layer="layout" svg:width="4.143cm" svg:height="0.781cm" svg:x="13.406cm" svg:y="10.978cm">
          <draw:text-box>
            <text:p text:style-name="P11"><text:span text:style-name="T15">sendMsg()</text:span></text:p>
          </draw:text-box>
        </draw:frame>
        <draw:custom-shape draw:style-name="gr17" draw:text-style-name="P15" draw:layer="layout" svg:width="6.532cm" svg:height="1.315cm" svg:x="8.4cm" svg:y="13.684cm">
          <text:p text:style-name="P14">ChatClient (e.g. telnet)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3.824cm" svg:height="1.479cm" svg:x="9.8cm" svg:y="12.25cm">
          <text:p text:style-name="P16"><text:span text:style-name="T17">socke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2" draw:layer="layout" svg:width="4.322cm" svg:height="0.781cm" svg:x="23.278cm" svg:y="10.978cm">
          <draw:text-box>
            <text:p text:style-name="P11"><text:span text:style-name="T15">connections</text:span></text:p>
          </draw:text-box>
        </draw:frame>
        <draw:path draw:style-name="gr19" draw:text-style-name="P7" draw:layer="layout" svg:width="2.074cm" svg:height="0.855cm" draw:transform="skewX (-0.158301363155886) rotate (1.34495072158683) translate (10.1352415746381cm 14.0407515538712cm)" svg:viewBox="0 0 2075 856" svg:d="M0 856c1116-239 2075-856 2075-856">
          <text:p/>
        </draw:path>
        <draw:path draw:style-name="gr19" draw:text-style-name="P7" draw:layer="layout" svg:width="1.562cm" svg:height="11.976cm" draw:transform="skewX (-0.160744824108678) rotate (1.34303085940964) translate (10.788829787234cm 11.6244603786816cm)" svg:viewBox="0 0 1563 11977" svg:d="M0 0c2021 2138 1543 8286 1438 11977">
          <text:p/>
        </draw:path>
        <draw:path draw:style-name="gr19" draw:text-style-name="P7" draw:layer="layout" svg:width="0.827cm" svg:height="7.211cm" draw:transform="skewX (-0.159348560707082) rotate (1.34320539233484) translate (15.2cm 11.6985cm)" svg:viewBox="0 0 828 7212" svg:d="M828 7212c-687-3731-828-7212-828-7212">
          <text:p/>
        </draw:path>
        <draw:path draw:style-name="gr19" draw:text-style-name="P7" draw:layer="layout" svg:width="0.64cm" svg:height="4.386cm" draw:transform="skewX (-0.161093889959077) rotate (1.34337992526004) translate (18.5997168640653cm 11.8792793350859cm)" svg:viewBox="0 0 641 4387" svg:d="M641 4387c-680-3731-641-4387-641-4387">
          <text:p/>
        </draw:path>
        <draw:path draw:style-name="gr19" draw:text-style-name="P7" draw:layer="layout" svg:width="0.788cm" svg:height="3.491cm" draw:transform="skewX (-0.160221225333079) rotate (1.34303085940964) translate (19.4031914893617cm 12.3042966339411cm)" svg:viewBox="0 0 789 3492" svg:d="M789 3492c-469-1513-789-3492-789-3492">
          <text:p/>
        </draw:path>
        <draw:path draw:style-name="gr19" draw:text-style-name="P7" draw:layer="layout" svg:width="2.43cm" svg:height="1.874cm" draw:transform="skewX (-0.16004669240788) rotate (1.34337992526004) translate (11.956829953465cm 14.0900424732513cm)" svg:viewBox="0 0 2431 1875" svg:d="M2431 1875c-423-2603-2431-1736-2431-1736">
          <text:p/>
        </draw:path>
        <draw:path draw:style-name="gr19" draw:text-style-name="P7" draw:layer="layout" svg:width="0cm" svg:height="0.764cm" svg:x="13.624cm" svg:y="12.684cm" svg:viewBox="0 0 0 765" svg:d="M0 0c0 64 0 765 0 765">
          <text:p/>
        </draw:path>
        <draw:path draw:style-name="gr19" draw:text-style-name="P7" draw:layer="layout" svg:width="0cm" svg:height="0.705cm" svg:x="15.151cm" svg:y="12.743cm" svg:viewBox="0 0 0 706" svg:d="M0 0c0 59 0 706 0 706">
          <text:p/>
        </draw:path>
        <draw:frame presentation:style-name="pr5" draw:text-style-name="P19" draw:layer="layout" svg:width="7.2cm" svg:height="11.077cm" svg:x="0cm" svg:y="2.541cm" presentation:class="title" presentation:user-transformed="true">
          <draw:text-box>
            <text:p text:style-name="P18"><text:span text:style-name="T18">Design:</text:span><text:span text:style-name="T18"><text:line-break/></text:span><text:span text:style-name="T18"><text:line-break/></text:span><text:span text:style-name="T18"><text:line-break/></text:span><text:span text:style-name="T19"><text:line-break/></text:span><text:span text:style-name="T18"><text:line-break/></text:span><text:span text:style-name="T18">Runtime:</text:span></text:p>
          </draw:text-box>
        </draw:frame>
        <draw:frame draw:style-name="gr20" draw:text-style-name="P20" draw:layer="layout" svg:width="6.2cm" svg:height="1.311cm" svg:x="0.8cm" svg:y="12.6cm">
          <draw:text-box>
            <text:p text:style-name="P8">Each object runs in separate thread</text:p>
          </draw:text-box>
        </draw:frame>
        <draw:frame draw:style-name="gr21" draw:text-style-name="P21" draw:layer="layout" svg:width="3.2cm" svg:height="0.781cm" svg:x="21.6cm" svg:y="12.328cm">
          <draw:text-box>
            <text:p text:style-name="P8"><text:span text:style-name="T20">Data fl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1.849cm" svg:x="1.2cm" svg:y="7.05cm" presentation:class="title" presentation:user-transformed="true">
          <draw:text-box>
            <text:p>ChatClient no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ChatClient design</text:p>
          </draw:text-box>
        </draw:frame>
        <draw:custom-shape draw:style-name="gr22" draw:text-style-name="P15" draw:layer="layout" svg:width="10.433cm" svg:height="1.936cm" svg:x="8.747cm" svg:y="3.784cm">
          <text:p text:style-name="P14">ChatServer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8.55cm" svg:height="2.467cm" svg:x="9.765cm" svg:y="5.721cm">
          <text:p text:style-name="P14">socke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23" draw:layer="layout" svg:width="10.179cm" svg:height="1.974cm" svg:x="9.058cm" svg:y="8.189cm">
          <text:p text:style-name="P14"><text:span text:style-name="T15">ChatCli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3.257cm" svg:height="0.822cm" svg:x="9.765cm" svg:y="9.833cm">
          <text:p text:style-name="P14">StdIn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2.939cm" svg:height="0.822cm" svg:x="14.244cm" svg:y="9.833cm">
          <text:p text:style-name="P14">StdOut</text:p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1.501cm" svg:height="0.781cm" svg:x="9.095cm" svg:y="9.042cm">
          <text:p text:style-name="P14"><text:span text:style-name="T15">read</text:span></text:p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1.501cm" svg:height="0.781cm" svg:x="16.871cm" svg:y="8.384cm">
          <text:p text:style-name="P14"><text:span text:style-name="T15">read</text:span></text:p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1.607cm" svg:height="0.781cm" svg:x="9.246cm" svg:y="8.188cm">
          <text:p text:style-name="P14"><text:span text:style-name="T15">write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1.607cm" svg:height="0.781cm" svg:x="16.778cm" svg:y="9.175cm">
          <text:p text:style-name="P14"><text:span text:style-name="T15">write</text:span></text:p>
          <draw:enhanced-geometry svg:viewBox="0 0 21600 21600" draw:type="rectangle" draw:enhanced-path="M 0 0 L 21600 0 21600 21600 0 21600 0 0 Z N"/>
        </draw:custom-shape>
        <draw:path draw:style-name="gr30" draw:text-style-name="P7" draw:layer="layout" svg:width="5.8cm" svg:height="7.444cm" draw:transform="skewX (-0.0666715774261834) rotate (-1.80833563799133) translate (26.06079221488cm 7.241545747057cm)" svg:viewBox="0 0 5801 7445" svg:d="M1931 7445c-1199-925-1729-1282-1897-3421-354-3207 2149-3996 2468-3975 1848-461 3270 2473 3200 2868 555 2771-1397 4374-1397 4374">
          <text:p/>
        </draw:path>
        <draw:path draw:style-name="gr30" draw:text-style-name="P7" draw:layer="layout" svg:width="5.65cm" svg:height="7.563cm" draw:transform="skewX (0.0860447321233204) rotate (1.81985481105449) translate (2.78849880991222cm 12.6983560105864cm)" svg:viewBox="0 0 5651 7564" svg:d="M3771 7564c1168-938 1684-1302 1847-3474 345-3259-2094-4061-2403-4040-1802-470-3186 2511-3118 2912-541 2815 1361 4444 1361 4444">
          <text:p/>
        </draw:path>
        <draw:path draw:style-name="gr30" draw:text-style-name="P7" draw:layer="layout" svg:width="5.721cm" svg:height="1.172cm" draw:transform="skewX (-0.0694641042293743) rotate (-1.81112816479452) translate (17.0306147185432cm 6.41384903215556cm)" svg:viewBox="0 0 5722 1173" svg:d="M0 1173c1718-827 5722-1173 5722-1173">
          <text:p/>
        </draw:path>
        <draw:path draw:style-name="gr30" draw:text-style-name="P7" draw:layer="layout" svg:width="5.853cm" svg:height="2.452cm" draw:transform="skewX (0.39095375244673) rotate (-1.10095369215802) translate (12.4112935582138cm 6.21345993914807cm)" svg:viewBox="0 0 5854 2453" svg:d="M5854 2453c0 0-3440-684-5854-2453">
          <text:p/>
        </draw:path>
        <draw:custom-shape draw:style-name="gr31" draw:text-style-name="P26" draw:layer="layout" svg:width="6.098cm" svg:height="1.311cm" svg:x="20.619cm" svg:y="8.622cm">
          <text:p text:style-name="P14"><text:span text:style-name="T16">This thread reads from</text:span></text:p>
          <text:p text:style-name="P14"><text:span text:style-name="T16">socket and writes to std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draw:layer="layout" svg:width="6.098cm" svg:height="1.841cm" svg:x="1.426cm" svg:y="8.188cm">
          <text:p text:style-name="P14"><text:span text:style-name="T16">This thread reads from</text:span></text:p>
          <text:p text:style-name="P14"><text:span text:style-name="T16">stdin and writes to network</text:span></text:p>
          <text:p text:style-name="P14"><text:span text:style-name="T16">socke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s_20_bez_20_aizpildījuma_5f_1" style:display-name="Objekts bez aizpildījuma_1" style:family="graphic" style:parent-style-name="Noklusējuma_5f_1">
      <style:graphic-properties svg:stroke-color="#000000" draw:fill="none"/>
    </style:style>
    <style:style style:name="Noklusējuma-background" style:family="presentation">
      <style:graphic-properties draw:stroke="none" draw:fill="none"/>
      <style:text-properties style:letter-kerning="true"/>
    </style:style>
    <style:style style:name="Noklusēju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klusēju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klusējuma-outline1" style:family="presentation">
      <style:graphic-properties draw:stroke="none" draw:fill="none" draw:auto-grow-height="false" draw:fit-to-size="false" style:shrink-to-fit="true">
        <text:list-style style:name="Noklusēju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klusējuma-outline2" style:family="presentation" style:parent-style-name="Noklusējuma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Noklusējuma-outline3" style:family="presentation" style:parent-style-name="Noklusējuma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Noklusējuma-outline4" style:family="presentation" style:parent-style-name="Noklusējuma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Noklusējuma-outline5" style:family="presentation" style:parent-style-name="Noklusējuma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oklusējuma-outline6" style:family="presentation" style:parent-style-name="Noklusējuma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oklusējuma-outline7" style:family="presentation" style:parent-style-name="Noklusējuma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oklusējuma-outline8" style:family="presentation" style:parent-style-name="Noklusējuma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oklusējuma-outline9" style:family="presentation" style:parent-style-name="Noklusējuma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oklusējuma-subtitle" style:family="presentation">
      <style:graphic-properties draw:stroke="none" draw:fill="none" draw:textarea-vertical-align="middle">
        <text:list-style style:name="Noklusēju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klusējuma-title" style:family="presentation">
      <style:graphic-properties draw:stroke="none" draw:fill="none" draw:textarea-vertical-align="middle">
        <text:list-style style:name="Noklusēju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Noklusējuma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Noklusējum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oklusējum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Noklusējuma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oklusējuma-title" draw:layer="backgroundobjects" svg:width="25.199cm" svg:height="2.629cm" svg:x="1.4cm" svg:y="0.627cm" presentation:class="title" presentation:placeholder="true">
        <draw:text-box/>
      </draw:frame>
      <draw:frame presentation:style-name="Noklusējuma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skaitlis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oklusējuma-title" draw:layer="backgroundobjects" svg:width="19.798cm" svg:height="11.136cm" svg:x="0.6cm" svg:y="2.257cm" presentation:class="page"/>
        <draw:frame presentation:style-name="Noklusējum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ldis Vītoliņš</meta:initial-creator>
    <meta:creation-date>2020-05-26T13:27:32.628685307</meta:creation-date>
    <dc:date>2025-01-28T11:40:54.322399575</dc:date>
    <dc:creator>Valdis Vītoliņš</dc:creator>
    <meta:editing-duration>PT8M55S</meta:editing-duration>
    <meta:editing-cycles>2</meta:editing-cycles>
    <meta:generator>LibreOffice/7.6.7.2$Linux_X86_64 LibreOffice_project/60$Build-2</meta:generator>
    <meta:document-statistic meta:object-count="88"/>
  </office:meta>
</office:document-meta>
</file>